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Liberation Sans1" svg:font-family="'Liberation Sans'" style:font-family-generic="roman" style:font-pitch="variable"/>
    <style:font-face style:name="Noto Sans1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Fett" style:font-family-generic="swiss" style:font-pitch="variable"/>
    <style:font-face style:name="Arial1" svg:font-family="Arial" style:font-adornments="Standard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Times New Roman2" svg:font-family="'Times New Roman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5cm" svg:stroke-color="#000000" draw:marker-start-width="0.275cm" draw:marker-end-width="0.275cm" draw:fill="solid" draw:fill-color="#ffffff" draw:textarea-horizontal-align="center" draw:textarea-vertical-align="middle" draw:auto-grow-height="true" draw:auto-grow-width="false" fo:min-height="1.1cm" fo:min-width="4.024cm" fo:padding-top="0.05cm" fo:padding-bottom="0.05cm" fo:padding-left="0.1cm" fo:padding-right="0.1cm"/>
    </style:style>
    <style:style style:name="gr2" style:family="graphic" style:parent-style-name="standard">
      <style:graphic-properties draw:stroke="none" draw:stroke-dash="Ultrafein_20_gestrichelt" svg:stroke-color="#000000" draw:fill="none" draw:fill-color="#ffffff" draw:textarea-horizontal-align="center" draw:textarea-vertical-align="middle" draw:auto-grow-height="true" draw:auto-grow-width="false" fo:min-height="0.371cm" fo:min-width="1.58cm"/>
    </style:style>
    <style:style style:name="gr3" style:family="graphic" style:parent-style-name="standard">
      <style:graphic-properties draw:stroke="solid" draw:stroke-dash="Ultrafein_20_gestrichelt" svg:stroke-width="0.05cm" svg:stroke-color="#eb613d" draw:marker-start-width="0.08cm" draw:marker-end-width="0.08cm" draw:fill="solid" draw:fill-color="#ffffff" draw:textarea-horizontal-align="center" draw:textarea-vertical-align="middle" fo:padding-top="0.025cm" fo:padding-bottom="0.025cm" fo:padding-left="0.025cm" fo:padding-right="0.025cm"/>
    </style:style>
    <style:style style:name="gr4" style:family="graphic" style:parent-style-name="standard">
      <style:graphic-properties draw:stroke="solid" draw:stroke-dash="Ultrafein_20_gestrichelt" svg:stroke-width="0.02cm" draw:marker-start-width="0.33cm" draw:marker-end-width="0.33cm" draw:textarea-horizontal-align="center" draw:textarea-vertical-align="middle" fo:padding-top="0.01cm" fo:padding-bottom="0.01cm" fo:padding-left="0.01cm" fo:padding-right="0.01cm"/>
    </style:style>
    <style:style style:name="gr5" style:family="graphic">
      <style:graphic-properties style:protect="size"/>
    </style:style>
    <style:style style:name="gr6" style:family="graphic" style:parent-style-name="objectwithoutfill">
      <style:graphic-properties draw:stroke="solid" draw:stroke-dash="Ultrafein_20_gestrichelt" svg:stroke-width="0.05cm" draw:fill="solid" draw:fill-color="#ffffff" draw:textarea-horizontal-align="center" draw:textarea-vertical-align="middle" fo:padding-top="0.025cm" fo:padding-bottom="0.025cm" fo:padding-left="0.025cm" fo:padding-right="0.025cm"/>
    </style:style>
    <style:style style:name="gr7" style:family="graphic" style:parent-style-name="objectwithoutfill">
      <style:graphic-properties draw:stroke="solid" draw:stroke-dash="Ultrafein_20_gestrichelt" draw:fill="none" draw:textarea-horizontal-align="left" draw:textarea-vertical-align="middle" fo:padding-left="0.1cm"/>
    </style:style>
    <style:style style:name="gr8" style:family="graphic" style:parent-style-name="objectwithoutfill">
      <style:graphic-properties draw:stroke="solid" draw:stroke-dash="Ultrafein_20_gestrichelt" draw:fill="none" draw:textarea-horizontal-align="left" draw:textarea-vertical-align="top" fo:padding-top="0.1cm" fo:padding-left="0.1cm"/>
    </style:style>
    <style:style style:name="gr9" style:family="graphic" style:parent-style-name="objectwithoutfill">
      <style:graphic-properties svg:stroke-width="0.02cm" draw:marker-start-width="0.33cm" draw:marker-end-width="0.33cm" draw:fill="none" draw:fill-color="#ffffff" draw:textarea-horizontal-align="center" draw:textarea-vertical-align="middle" fo:padding-top="0.01cm" fo:padding-bottom="0.01cm" fo:padding-left="0.01cm" fo:padding-right="0.01cm"/>
    </style:style>
    <style:style style:name="gr10" style:family="graphic" style:parent-style-name="standard">
      <style:graphic-properties svg:stroke-width="0.02cm" draw:marker-start-width="0.33cm" draw:marker-end-width="0.33cm" draw:textarea-horizontal-align="center" draw:textarea-vertical-align="middle" fo:padding-top="0.01cm" fo:padding-bottom="0.01cm" fo:padding-left="0.01cm" fo:padding-right="0.01cm"/>
    </style:style>
    <style:style style:name="gr11" style:family="graphic" style:parent-style-name="standard">
      <style:graphic-properties draw:stroke="solid" draw:stroke-dash="Ultrafein_20_gestrichelt" svg:stroke-width="0.02cm" draw:marker-start-width="0.22cm" draw:marker-end="SpikesArrowhead" draw:marker-end-width="0.23cm" draw:textarea-horizontal-align="center" draw:textarea-vertical-align="middle" fo:padding-top="0.01cm" fo:padding-bottom="0.01cm" fo:padding-left="0.01cm" fo:padding-right="0.01cm"/>
    </style:style>
    <style:style style:name="gr12" style:family="graphic" style:parent-style-name="objectwithoutfill">
      <style:graphic-properties svg:stroke-width="0.02cm" draw:marker-start-width="0.22cm" draw:marker-end="SpikesArrowhead" draw:marker-end-width="0.23cm" draw:fill="none" draw:textarea-horizontal-align="center" draw:textarea-vertical-align="middle" fo:padding-top="0.01cm" fo:padding-bottom="0.01cm" fo:padding-left="0.01cm" fo:padding-right="0.01cm"/>
    </style:style>
    <style:style style:name="gr13" style:family="graphic" style:parent-style-name="objectwithoutfill">
      <style:graphic-properties draw:stroke="none" draw:fill="none" draw:textarea-horizontal-align="center" draw:textarea-vertical-align="middle"/>
    </style:style>
    <style:style style:name="gr14" style:family="graphic" style:parent-style-name="standard">
      <style:graphic-properties draw:fill="solid" draw:fill-color="#000000" draw:textarea-horizontal-align="center" draw:textarea-vertical-align="middle"/>
    </style:style>
    <style:style style:name="gr15" style:family="graphic" style:parent-style-name="objectwithoutfill">
      <style:graphic-properties svg:stroke-width="0.05cm" draw:marker-start-width="0.38cm" draw:marker-end-width="0.38cm" draw:fill="solid" draw:fill-color="#ffffff" draw:textarea-horizontal-align="center" draw:textarea-vertical-align="middle" fo:padding-top="0.025cm" fo:padding-bottom="0.025cm" fo:padding-left="0.025cm" fo:padding-right="0.025cm"/>
    </style:style>
    <style:style style:name="gr16" style:family="graphic" style:parent-style-name="objectwithoutfill">
      <style:graphic-properties svg:stroke-width="0.05cm" draw:marker-start-width="0.38cm" draw:marker-end-width="0.38cm" draw:fill="solid" draw:fill-color="#ffffff" draw:textarea-horizontal-align="center" draw:textarea-vertical-align="middle" fo:padding-top="0.025cm" fo:padding-bottom="0.025cm" fo:padding-left="0.025cm" fo:padding-right="0.025cm"/>
    </style:style>
    <style:style style:name="gr17" style:family="graphic" style:parent-style-name="standard">
      <style:graphic-properties draw:stroke="solid" draw:stroke-dash="Ultrafein_20_gestrichelt" svg:stroke-width="0.02cm" draw:marker-start-width="0.15cm" draw:marker-end="SpikesArrowhead" draw:marker-end-width="0.17cm" draw:textarea-horizontal-align="center" draw:textarea-vertical-align="middle" fo:padding-top="0.01cm" fo:padding-bottom="0.01cm" fo:padding-left="0.01cm" fo:padding-right="0.01cm"/>
    </style:style>
    <style:style style:name="gr18" style:family="graphic" style:parent-style-name="standard">
      <style:graphic-properties svg:stroke-width="0.02cm" draw:textarea-horizontal-align="center" draw:textarea-vertical-align="middle" fo:padding-top="0.01cm" fo:padding-bottom="0.01cm" fo:padding-left="0.01cm" fo:padding-right="0.01cm"/>
    </style:style>
    <style:style style:name="gr19" style:family="graphic" style:parent-style-name="standard">
      <style:graphic-properties svg:stroke-width="0.02cm" draw:marker-start-width="0.33cm" draw:marker-end-width="0.33cm" draw:fill="solid" draw:fill-color="#000000" draw:textarea-horizontal-align="center" draw:textarea-vertical-align="middle" fo:padding-top="0.01cm" fo:padding-bottom="0.01cm" fo:padding-left="0.01cm" fo:padding-right="0.01cm"/>
    </style:style>
    <style:style style:name="gr20" style:family="graphic" style:parent-style-name="standard">
      <style:graphic-properties draw:stroke="none" draw:stroke-dash="Ultrafine_20_Dashed" svg:stroke-color="#000000" draw:fill="none" draw:fill-color="#ffffff" draw:textarea-horizontal-align="center" draw:textarea-vertical-align="middle" draw:auto-grow-height="true" draw:auto-grow-width="false" fo:min-height="0.8cm" fo:min-width="1.58cm"/>
    </style:style>
    <style:style style:name="gr21" style:family="graphic" style:parent-style-name="objectwithoutfill">
      <style:graphic-properties svg:stroke-width="0.05cm" draw:marker-start-width="0.38cm" draw:marker-end-width="0.38cm" draw:fill="solid" draw:fill-color="#ffffff" draw:textarea-horizontal-align="center" draw:textarea-vertical-align="middle" fo:padding-top="0.025cm" fo:padding-bottom="0.025cm" fo:padding-left="0.025cm" fo:padding-right="0.025cm" style:protect="size"/>
    </style:style>
    <style:style style:name="gr22" style:family="graphic" style:parent-style-name="objectwithoutfill">
      <style:graphic-properties svg:stroke-width="0.05cm" draw:marker-start-width="0.38cm" draw:marker-end-width="0.38cm" draw:fill="solid" draw:fill-color="#ffffff" draw:textarea-horizontal-align="center" draw:textarea-vertical-align="middle" fo:padding-top="0.025cm" fo:padding-bottom="0.025cm" fo:padding-left="0.025cm" fo:padding-right="0.025cm" style:protect="size"/>
    </style:style>
    <style:style style:name="gr23" style:family="graphic" style:parent-style-name="standard">
      <style:graphic-properties svg:stroke-width="0.02cm" draw:marker-start-width="0.261cm" draw:marker-end="ak.spk.arrow" draw:marker-end-width="0.23cm" draw:textarea-horizontal-align="center" draw:textarea-vertical-align="middle" fo:padding-top="0.01cm" fo:padding-bottom="0.01cm" fo:padding-left="0.01cm" fo:padding-right="0.01cm"/>
    </style:style>
    <style:style style:name="gr24" style:family="graphic" style:parent-style-name="standard">
      <style:graphic-properties draw:stroke="solid" svg:stroke-width="0.05cm" svg:stroke-color="#000000" draw:marker-start-width="0.275cm" draw:marker-end-width="0.275cm" draw:fill="solid" draw:fill-color="#ffffff" draw:textarea-horizontal-align="center" draw:textarea-vertical-align="middle" draw:auto-grow-height="true" draw:auto-grow-width="false" fo:min-height="1.5cm" fo:min-width="4.024cm" fo:padding-top="0.05cm" fo:padding-bottom="0.05cm" fo:padding-left="0.1cm" fo:padding-right="0.1cm"/>
    </style:style>
    <style:style style:name="gr25" style:family="graphic" style:parent-style-name="standard">
      <style:graphic-properties draw:stroke="solid" svg:stroke-width="0.05cm" svg:stroke-color="#000000" draw:marker-start-width="0.275cm" draw:marker-end-width="0.275cm" draw:fill="solid" draw:fill-color="#ffffff" draw:textarea-horizontal-align="center" draw:textarea-vertical-align="middle" draw:auto-grow-height="true" draw:auto-grow-width="false" fo:min-height="1.1cm" fo:min-width="4.024cm" fo:padding-top="0.05cm" fo:padding-bottom="0.05cm" fo:padding-left="0.1cm" fo:padding-right="0.1cm"/>
    </style:style>
    <style:style style:name="gr26" style:family="graphic" style:parent-style-name="standard">
      <style:graphic-properties draw:stroke="solid" svg:stroke-width="0.05cm" svg:stroke-color="#000000" draw:marker-start-width="0.275cm" draw:marker-end-width="0.275cm" draw:fill="solid" draw:fill-color="#ccdce3" draw:textarea-horizontal-align="center" draw:textarea-vertical-align="middle" draw:auto-grow-height="true" draw:auto-grow-width="false" fo:min-height="0.7cm" fo:min-width="4.024cm" fo:padding-top="0.05cm" fo:padding-bottom="0.05cm" fo:padding-left="0.1cm" fo:padding-right="0.1cm"/>
    </style:style>
    <style:style style:name="gr27" style:family="graphic" style:parent-style-name="standard">
      <style:graphic-properties draw:stroke="solid" svg:stroke-width="0.05cm" svg:stroke-color="#000000" draw:marker-start-width="0.275cm" draw:marker-end-width="0.275cm" draw:fill="solid" draw:fill-color="#e4edef" draw:textarea-horizontal-align="center" draw:textarea-vertical-align="middle" draw:auto-grow-height="true" draw:auto-grow-width="false" fo:min-height="0.7cm" fo:min-width="4.024cm" fo:padding-top="0.05cm" fo:padding-bottom="0.05cm" fo:padding-left="0.1cm" fo:padding-right="0.1cm"/>
    </style:style>
    <style:style style:name="gr28" style:family="graphic" style:parent-style-name="standard">
      <style:graphic-properties draw:stroke="solid" svg:stroke-width="0.05cm" svg:stroke-color="#000000" draw:marker-start-width="0.275cm" draw:marker-end-width="0.275cm" draw:fill="solid" draw:fill-color="#ffff99" draw:textarea-horizontal-align="center" draw:textarea-vertical-align="middle" draw:auto-grow-height="true" draw:auto-grow-width="false" fo:min-height="0.7cm" fo:min-width="4.024cm" fo:padding-top="0.05cm" fo:padding-bottom="0.05cm" fo:padding-left="0.1cm" fo:padding-right="0.1cm"/>
    </style:style>
    <style:style style:name="gr29" style:family="graphic" style:parent-style-name="standard">
      <style:graphic-properties draw:stroke="solid" svg:stroke-width="0.05cm" svg:stroke-color="#000000" draw:marker-start-width="0.275cm" draw:marker-end-width="0.275cm" draw:fill="solid" draw:fill-color="#ffcc99" draw:textarea-horizontal-align="center" draw:textarea-vertical-align="middle" draw:auto-grow-height="true" draw:auto-grow-width="false" fo:min-height="0.7cm" fo:min-width="4.024cm" fo:padding-top="0.05cm" fo:padding-bottom="0.05cm" fo:padding-left="0.1cm" fo:padding-right="0.1cm"/>
    </style:style>
    <style:style style:name="gr30" style:family="graphic" style:parent-style-name="standard">
      <style:graphic-properties draw:stroke="solid" svg:stroke-width="0.05cm" svg:stroke-color="#000000" draw:marker-start-width="0.275cm" draw:marker-end-width="0.275cm" draw:fill="solid" draw:fill-color="#ccffcc" draw:textarea-horizontal-align="center" draw:textarea-vertical-align="middle" draw:auto-grow-height="true" draw:auto-grow-width="false" fo:min-height="0.7cm" fo:min-width="4.024cm" fo:padding-top="0.05cm" fo:padding-bottom="0.05cm" fo:padding-left="0.1cm" fo:padding-right="0.1cm"/>
    </style:style>
    <style:style style:name="gr31" style:family="graphic" style:parent-style-name="standard">
      <style:graphic-properties draw:stroke="solid" svg:stroke-width="0.05cm" svg:stroke-color="#000000" draw:marker-start-width="0.275cm" draw:marker-end-width="0.275cm" draw:fill="solid" draw:fill-color="#ccdce3" draw:textarea-horizontal-align="center" draw:textarea-vertical-align="middle" draw:auto-grow-height="true" draw:auto-grow-width="false" fo:min-height="15.6cm" fo:min-width="4.024cm" fo:padding-top="0.05cm" fo:padding-bottom="0.05cm" fo:padding-left="0.1cm" fo:padding-right="0.1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5cm" fo:min-width="6.047cm"/>
    </style:style>
    <style:style style:name="gr33" style:family="graphic" style:parent-style-name="standard">
      <style:graphic-properties draw:stroke="solid" svg:stroke-width="0.05cm" svg:stroke-color="#000000" draw:marker-start-width="0.275cm" draw:marker-end-width="0.275cm" draw:fill="solid" draw:fill-color="#ccffcc" draw:textarea-horizontal-align="center" draw:textarea-vertical-align="middle" draw:auto-grow-height="true" draw:auto-grow-width="false" fo:min-height="4.153cm" fo:min-width="4.024cm" fo:padding-top="0.05cm" fo:padding-bottom="0.05cm" fo:padding-left="0.1cm" fo:padding-right="0.1cm"/>
    </style:style>
    <style:style style:name="gr34" style:family="graphic" style:parent-style-name="standard">
      <style:graphic-properties draw:stroke="solid" svg:stroke-width="0.05cm" svg:stroke-color="#000000" draw:marker-start-width="0.275cm" draw:marker-end-width="0.275cm" draw:fill="solid" draw:fill-color="#e4edef" draw:textarea-horizontal-align="center" draw:textarea-vertical-align="middle" draw:auto-grow-height="true" draw:auto-grow-width="false" fo:min-height="4.3cm" fo:min-width="4.024cm" fo:padding-top="0.05cm" fo:padding-bottom="0.05cm" fo:padding-left="0.1cm" fo:padding-right="0.1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266cm"/>
    </style:style>
    <style:style style:name="gr36" style:family="graphic" style:parent-style-name="standard">
      <style:graphic-properties draw:stroke="solid" svg:stroke-width="0.05cm" svg:stroke-color="#000000" draw:marker-start-width="0.275cm" draw:marker-end-width="0.275cm" draw:fill="solid" draw:fill-color="#ffffff" draw:textarea-horizontal-align="center" draw:textarea-vertical-align="middle" draw:auto-grow-height="true" draw:auto-grow-width="false" fo:min-height="2cm" fo:min-width="4.024cm" fo:padding-top="0.05cm" fo:padding-bottom="0.05cm" fo:padding-left="0.1cm" fo:padding-right="0.1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4.44cm"/>
    </style:style>
    <style:style style:name="gr38" style:family="graphic" style:parent-style-name="standard">
      <style:graphic-properties draw:stroke="solid" svg:stroke-width="0.05cm" svg:stroke-color="#000000" draw:marker-start-width="0.275cm" draw:marker-end-width="0.275cm" draw:fill="solid" draw:fill-color="#ffffff" draw:textarea-horizontal-align="center" draw:textarea-vertical-align="middle" draw:auto-grow-height="true" draw:auto-grow-width="false" fo:min-height="1.7cm" fo:min-width="4.024cm" fo:padding-top="0.05cm" fo:padding-bottom="0.05cm" fo:padding-left="0.1cm" fo:padding-right="0.1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601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959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37cm" fo:min-width="2.2cm"/>
    </style:style>
    <style:style style:name="gr42" style:family="graphic" style:parent-style-name="standard">
      <style:graphic-properties draw:stroke="solid" svg:stroke-width="0.05cm" svg:stroke-color="#000000" draw:marker-start-width="0.275cm" draw:marker-end-width="0.275cm" draw:fill="solid" draw:fill-color="#e4edef" draw:textarea-horizontal-align="center" draw:textarea-vertical-align="middle" draw:auto-grow-height="true" draw:auto-grow-width="false" fo:min-height="1.5cm" fo:min-width="4.024cm" fo:padding-top="0.05cm" fo:padding-bottom="0.05cm" fo:padding-left="0.1cm" fo:padding-right="0.1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025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755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2cm"/>
    </style:style>
    <style:style style:name="gr46" style:family="graphic" style:parent-style-name="standard">
      <style:graphic-properties draw:stroke="none" svg:stroke-color="#000000" draw:fill="none" draw:fill-color="#ffffff" fo:min-height="4.681cm"/>
    </style:style>
    <style:style style:name="P1" style:family="paragraph">
      <loext:graphic-properties draw:fill="solid" draw:fill-color="#ffffff"/>
      <style:paragraph-properties fo:margin-left="0cm" fo:margin-right="0cm" fo:text-align="center" fo:text-indent="0cm"/>
      <style:text-properties style:font-name="Arial" fo:font-size="10pt"/>
    </style:style>
    <style:style style:name="P2" style:family="paragraph">
      <style:paragraph-properties fo:margin-left="0cm" fo:margin-right="0cm" fo:text-indent="0cm"/>
    </style:style>
    <style:style style:name="P3" style:family="paragraph">
      <loext:graphic-properties draw:fill="none" draw:fill-color="#ffffff"/>
      <style:paragraph-properties fo:margin-left="0cm" fo:margin-right="0cm" fo:text-indent="0cm"/>
      <style:text-properties style:font-name="Times New Roman" fo:font-size="8pt"/>
    </style:style>
    <style:style style:name="P4" style:family="paragraph">
      <loext:graphic-properties draw:fill="solid" draw:fill-color="#ffffff"/>
      <style:paragraph-properties fo:text-align="center"/>
      <style:text-properties fo:color="#eb613d" style:font-name="Times New Roman1" fo:font-size="10pt" fo:font-weight="bold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ffffff"/>
      <style:text-properties style:font-name="Times New Roman"/>
    </style:style>
    <style:style style:name="P7" style:family="paragraph">
      <loext:graphic-properties draw:fill="none"/>
      <style:paragraph-properties fo:margin-left="0cm" fo:margin-right="0cm" fo:text-indent="0cm"/>
      <style:text-properties style:font-name="Times New Roman" fo:font-size="8pt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/>
    </style:style>
    <style:style style:name="P10" style:family="paragraph">
      <loext:graphic-properties draw:fill="solid" draw:fill-color="#000000"/>
      <style:paragraph-properties fo:text-align="center"/>
    </style:style>
    <style:style style:name="P11" style:family="paragraph">
      <loext:graphic-properties draw:fill="solid" draw:fill-color="#ffffff"/>
      <style:text-properties style:font-name="Times New Roman1" fo:font-size="8pt"/>
    </style:style>
    <style:style style:name="P12" style:family="paragraph">
      <loext:graphic-properties draw:fill="solid" draw:fill-color="#ffffff"/>
      <style:paragraph-properties fo:margin-left="0cm" fo:margin-right="0cm" fo:text-indent="0cm"/>
      <style:text-properties style:font-name="Times New Roman1" fo:font-size="8pt"/>
    </style:style>
    <style:style style:name="P13" style:family="paragraph">
      <style:paragraph-properties fo:text-align="center"/>
      <style:text-properties style:font-name="Times New Roman1" fo:font-size="8pt"/>
    </style:style>
    <style:style style:name="P14" style:family="paragraph">
      <style:paragraph-properties fo:margin-left="0cm" fo:margin-right="0cm" fo:text-align="center" fo:text-indent="0cm"/>
    </style:style>
    <style:style style:name="P15" style:family="paragraph">
      <loext:graphic-properties draw:fill="solid" draw:fill-color="#ccdce3"/>
      <style:paragraph-properties fo:margin-left="0cm" fo:margin-right="0cm" fo:text-align="center" fo:text-indent="0cm"/>
      <style:text-properties style:font-name="Arial" fo:font-size="10pt"/>
    </style:style>
    <style:style style:name="P16" style:family="paragraph">
      <loext:graphic-properties draw:fill="solid" draw:fill-color="#e4edef"/>
      <style:paragraph-properties fo:margin-left="0cm" fo:margin-right="0cm" fo:text-align="center" fo:text-indent="0cm"/>
      <style:text-properties style:font-name="Arial" fo:font-size="10pt"/>
    </style:style>
    <style:style style:name="P17" style:family="paragraph">
      <loext:graphic-properties draw:fill="solid" draw:fill-color="#ffff99"/>
      <style:paragraph-properties fo:margin-left="0cm" fo:margin-right="0cm" fo:text-align="center" fo:text-indent="0cm"/>
      <style:text-properties style:font-name="Arial" fo:font-size="10pt"/>
    </style:style>
    <style:style style:name="P18" style:family="paragraph">
      <loext:graphic-properties draw:fill="solid" draw:fill-color="#ffcc99"/>
      <style:paragraph-properties fo:margin-left="0cm" fo:margin-right="0cm" fo:text-align="center" fo:text-indent="0cm"/>
      <style:text-properties style:font-name="Arial" fo:font-size="10pt"/>
    </style:style>
    <style:style style:name="P19" style:family="paragraph">
      <loext:graphic-properties draw:fill="solid" draw:fill-color="#ccffcc"/>
      <style:paragraph-properties fo:margin-left="0cm" fo:margin-right="0cm" fo:text-align="center" fo:text-indent="0cm"/>
      <style:text-properties style:font-name="Arial" fo:font-size="10pt"/>
    </style:style>
    <style:style style:name="P20" style:family="paragraph">
      <loext:graphic-properties draw:fill="none" draw:fill-color="#ffffff"/>
      <style:text-properties style:font-name="Arial" fo:font-size="20pt" style:font-size-asian="20pt" style:font-size-complex="20pt"/>
    </style:style>
    <style:style style:name="P21" style:family="paragraph">
      <loext:graphic-properties draw:fill="none" draw:fill-color="#ffffff"/>
      <style:text-properties style:font-name="Arial" fo:font-size="10pt" style:font-size-asian="10pt" style:font-size-complex="10pt"/>
    </style:style>
    <style:style style:name="P22" style:family="paragraph">
      <loext:graphic-properties draw:fill="none" draw:fill-color="#ffffff"/>
      <style:paragraph-properties fo:text-align="center"/>
      <style:text-properties style:font-name="Arial" fo:font-size="8pt" style:font-size-asian="8pt" style:font-size-complex="8pt"/>
    </style:style>
    <style:style style:name="T1" style:family="text">
      <style:text-properties style:font-name="Arial1" fo:font-size="8pt"/>
    </style:style>
    <style:style style:name="T2" style:family="text">
      <style:text-properties fo:color="#ff6633" style:font-name="Arial2" fo:font-size="10pt" fo:font-weight="bold"/>
    </style:style>
    <style:style style:name="T3" style:family="text">
      <style:text-properties style:font-name="Arial1" fo:font-size="8pt" fo:font-weight="bold"/>
    </style:style>
    <style:style style:name="T4" style:family="text">
      <style:text-properties style:font-name="Arial" fo:font-size="8pt"/>
    </style:style>
    <style:style style:name="T5" style:family="text">
      <style:text-properties style:font-name="Arial" fo:font-size="10pt"/>
    </style:style>
    <style:style style:name="T6" style:family="text">
      <style:text-properties style:font-name="Arial" fo:font-size="14pt" style:font-size-asian="14pt" style:font-size-complex="14pt"/>
    </style:style>
    <style:style style:name="T7" style:family="text">
      <style:text-properties style:font-name="Arial" fo:font-size="16pt" style:font-size-asian="16pt" style:font-size-complex="16pt"/>
    </style:style>
    <style:style style:name="T8" style:family="text">
      <style:text-properties style:font-name="Arial" fo:font-size="10pt" style:font-size-asian="10pt" style:font-size-complex="10pt"/>
    </style:style>
    <style:style style:name="T9" style:family="text">
      <style:text-properties style:font-name="Arial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FMC-Blockdiagram.new">
        <draw:frame draw:style-name="gr1" draw:text-style-name="P1" draw:layer="layout" svg:width="2cm" svg:height="1.2cm" svg:x="10.035cm" svg:y="2.435cm">
          <draw:text-box>
            <text:p/>
          </draw:text-box>
        </draw:frame>
        <draw:frame draw:style-name="gr1" draw:text-style-name="P1" draw:layer="layout" svg:width="2cm" svg:height="1.2cm" svg:x="9.835cm" svg:y="2.635cm">
          <draw:text-box>
            <text:p/>
          </draw:text-box>
        </draw:frame>
        <draw:frame draw:style-name="gr1" draw:text-style-name="P1" draw:layer="layout" svg:width="2cm" svg:height="1.2cm" svg:x="13.835cm" svg:y="2.635cm">
          <draw:text-box>
            <text:p/>
          </draw:text-box>
        </draw:frame>
        <draw:frame draw:style-name="gr2" draw:text-style-name="P3" draw:layer="layout" svg:width="1.6cm" svg:height="0.371cm" svg:x="1.035cm" svg:y="17.29cm">
          <draw:text-box>
            <text:p text:style-name="P2"><text:span text:style-name="T1">annotation</text:span></text:p>
          </draw:text-box>
        </draw:frame>
        <draw:rect draw:style-name="gr3" draw:text-style-name="P4" draw:layer="Kommentar" svg:width="2.4cm" svg:height="1.6cm" svg:x="5.835cm" svg:y="18.635cm">
          <text:p text:style-name="P2"><text:span text:style-name="T2">Kommentar</text:span></text:p>
        </draw:rect>
        <draw:line draw:style-name="gr4" draw:text-style-name="P5" draw:layer="layout" svg:x1="0.635cm" svg:y1="15.916cm" svg:x2="0.635cm" svg:y2="16.716cm">
          <text:p/>
        </draw:line>
        <draw:g draw:style-name="gr5">
          <draw:rect draw:style-name="gr6" draw:text-style-name="P6" draw:layer="layout" svg:width="4.8cm" svg:height="2cm" svg:x="0.635cm" svg:y="18.235cm">
            <text:p/>
          </draw:rect>
          <draw:rect draw:style-name="gr7" draw:text-style-name="P7" draw:layer="layout" svg:width="2.4cm" svg:height="0.4cm" svg:x="0.635cm" svg:y="19.835cm">
            <text:p text:style-name="P2"><text:span text:style-name="T1">Author: </text:span></text:p>
          </draw:rect>
          <draw:rect draw:style-name="gr7" draw:text-style-name="P7" draw:layer="layout" svg:width="2.4cm" svg:height="0.4cm" svg:x="3.035cm" svg:y="19.835cm">
            <text:p text:style-name="P2"><text:span text:style-name="T1">Date: </text:span></text:p>
          </draw:rect>
          <draw:rect draw:style-name="gr7" draw:text-style-name="P7" draw:layer="layout" svg:width="4.8cm" svg:height="0.4cm" svg:x="0.635cm" svg:y="19.435cm">
            <text:p text:style-name="P2"><text:span text:style-name="T1">Project: </text:span></text:p>
          </draw:rect>
          <draw:rect draw:style-name="gr8" draw:text-style-name="P7" draw:layer="layout" svg:width="4.8cm" svg:height="1.2cm" svg:x="0.635cm" svg:y="18.235cm">
            <text:p text:style-name="P2"><text:span text:style-name="T1">Block diagram</text:span></text:p>
            <text:p text:style-name="P2"><text:span text:style-name="T3">Title</text:span></text:p>
          </draw:rect>
        </draw:g>
        <draw:g draw:style-name="gr5">
          <draw:circle draw:style-name="gr9" draw:text-style-name="P8" draw:layer="layout" svg:width="0.229cm" svg:height="0.229cm" svg:x="3.692cm" svg:y="2.035cm">
            <text:p/>
          </draw:circle>
          <draw:line draw:style-name="gr10" draw:text-style-name="P5" draw:layer="layout" svg:x1="3.807cm" svg:y1="2.264cm" svg:x2="3.807cm" svg:y2="2.606cm">
            <text:p/>
          </draw:line>
          <draw:line draw:style-name="gr10" draw:text-style-name="P5" draw:layer="layout" svg:x1="3.807cm" svg:y1="2.378cm" svg:x2="4.035cm" svg:y2="2.264cm">
            <text:p/>
          </draw:line>
          <draw:line draw:style-name="gr10" draw:text-style-name="P5" draw:layer="layout" svg:x1="3.807cm" svg:y1="2.378cm" svg:x2="3.578cm" svg:y2="2.264cm">
            <text:p/>
          </draw:line>
          <draw:line draw:style-name="gr10" draw:text-style-name="P5" draw:layer="layout" svg:x1="3.807cm" svg:y1="2.606cm" svg:x2="3.578cm" svg:y2="2.835cm">
            <text:p/>
          </draw:line>
          <draw:line draw:style-name="gr10" draw:text-style-name="P5" draw:layer="layout" svg:x1="3.807cm" svg:y1="2.606cm" svg:x2="4.035cm" svg:y2="2.835cm">
            <text:p/>
          </draw:line>
        </draw:g>
        <draw:line draw:style-name="gr11" draw:text-style-name="P5" draw:layer="layout" svg:x1="1.435cm" svg:y1="16.716cm" svg:x2="1.435cm" svg:y2="15.916cm">
          <text:p/>
        </draw:line>
        <draw:g>
          <draw:path draw:style-name="gr12" draw:text-style-name="P9" draw:layer="layout" svg:width="0.149cm" svg:height="1.199cm" svg:x="2.285cm" svg:y="15.716cm" svg:viewBox="0 0 150 1200" svg:d="M150 0c-200 400-200 800 0 1200">
            <text:p/>
          </draw:path>
          <draw:path draw:style-name="gr12" draw:text-style-name="P9" draw:layer="layout" svg:width="0.149cm" svg:height="1.199cm" svg:x="2.835cm" svg:y="15.716cm" svg:viewBox="0 0 150 1200" svg:d="M0 1200c200-400 200-800 0-1200">
            <text:p/>
          </draw:path>
          <draw:rect draw:style-name="gr13" draw:text-style-name="P9" draw:layer="layout" svg:width="1.2cm" svg:height="1.2cm" svg:x="2.035cm" svg:y="15.716cm">
            <text:p/>
          </draw:rect>
        </draw:g>
        <draw:g draw:style-name="gr5">
          <draw:circle draw:style-name="gr9" draw:text-style-name="P8" draw:layer="layout" svg:width="0.229cm" svg:height="0.229cm" svg:x="10.749cm" svg:y="2.836cm">
            <text:p/>
          </draw:circle>
          <draw:line draw:style-name="gr10" draw:text-style-name="P5" draw:layer="layout" svg:x1="10.864cm" svg:y1="3.065cm" svg:x2="10.864cm" svg:y2="3.407cm">
            <text:p/>
          </draw:line>
          <draw:line draw:style-name="gr10" draw:text-style-name="P5" draw:layer="layout" svg:x1="10.864cm" svg:y1="3.179cm" svg:x2="11.092cm" svg:y2="3.065cm">
            <text:p/>
          </draw:line>
          <draw:line draw:style-name="gr10" draw:text-style-name="P5" draw:layer="layout" svg:x1="10.864cm" svg:y1="3.179cm" svg:x2="10.635cm" svg:y2="3.065cm">
            <text:p/>
          </draw:line>
          <draw:line draw:style-name="gr10" draw:text-style-name="P5" draw:layer="layout" svg:x1="10.864cm" svg:y1="3.407cm" svg:x2="10.635cm" svg:y2="3.636cm">
            <text:p/>
          </draw:line>
          <draw:line draw:style-name="gr10" draw:text-style-name="P5" draw:layer="layout" svg:x1="10.864cm" svg:y1="3.407cm" svg:x2="11.092cm" svg:y2="3.636cm">
            <text:p/>
          </draw:line>
        </draw:g>
        <draw:g>
          <draw:path draw:style-name="gr12" draw:text-style-name="P9" draw:layer="layout" svg:width="0.149cm" svg:height="1.199cm" svg:x="10.485cm" svg:y="6.635cm" svg:viewBox="0 0 150 1200" svg:d="M150 0c-200 400-200 800 0 1200">
            <text:p/>
          </draw:path>
          <draw:path draw:style-name="gr12" draw:text-style-name="P9" draw:layer="layout" svg:width="0.149cm" svg:height="1.199cm" svg:x="11.035cm" svg:y="6.635cm" svg:viewBox="0 0 150 1200" svg:d="M0 1200c200-400 200-800 0-1200">
            <text:p/>
          </draw:path>
          <draw:rect draw:style-name="gr13" draw:text-style-name="P9" draw:layer="layout" svg:width="1.2cm" svg:height="1.2cm" svg:x="10.235cm" svg:y="6.635cm">
            <text:p/>
          </draw:rect>
        </draw:g>
        <draw:g>
          <draw:path draw:style-name="gr12" draw:text-style-name="P9" draw:layer="layout" svg:width="0.149cm" svg:height="1.199cm" svg:x="14.485cm" svg:y="6.635cm" svg:viewBox="0 0 150 1200" svg:d="M150 0c-200 400-200 800 0 1200">
            <text:p/>
          </draw:path>
          <draw:path draw:style-name="gr12" draw:text-style-name="P9" draw:layer="layout" svg:width="0.149cm" svg:height="1.199cm" svg:x="15.035cm" svg:y="6.635cm" svg:viewBox="0 0 150 1200" svg:d="M0 1200c200-400 200-800 0-1200">
            <text:p/>
          </draw:path>
          <draw:rect draw:style-name="gr13" draw:text-style-name="P9" draw:layer="layout" svg:width="1.2cm" svg:height="1.2cm" svg:x="14.235cm" svg:y="6.635cm">
            <text:p/>
          </draw:rect>
        </draw:g>
        <draw:g>
          <draw:circle draw:style-name="gr14" draw:text-style-name="P10" draw:layer="layout" svg:width="0.1cm" svg:height="0.1cm" svg:x="12.585cm" svg:y="3.185cm">
            <text:p/>
          </draw:circle>
          <draw:circle draw:style-name="gr14" draw:text-style-name="P10" draw:layer="layout" svg:width="0.1cm" svg:height="0.1cm" svg:x="12.785cm" svg:y="3.185cm">
            <text:p/>
          </draw:circle>
          <draw:circle draw:style-name="gr14" draw:text-style-name="P10" draw:layer="layout" svg:width="0.1cm" svg:height="0.1cm" svg:x="12.985cm" svg:y="3.185cm">
            <text:p/>
          </draw:circle>
          <draw:rect draw:style-name="gr13" draw:text-style-name="P9" draw:layer="layout" svg:width="1.2cm" svg:height="0.4cm" svg:x="12.235cm" svg:y="3.035cm">
            <text:p/>
          </draw:rect>
        </draw:g>
        <draw:g draw:style-name="gr5">
          <draw:circle draw:style-name="gr9" draw:text-style-name="P8" draw:layer="layout" svg:width="0.229cm" svg:height="0.229cm" svg:x="14.749cm" svg:y="2.836cm">
            <text:p/>
          </draw:circle>
          <draw:line draw:style-name="gr10" draw:text-style-name="P5" draw:layer="layout" svg:x1="14.864cm" svg:y1="3.065cm" svg:x2="14.864cm" svg:y2="3.407cm">
            <text:p/>
          </draw:line>
          <draw:line draw:style-name="gr10" draw:text-style-name="P5" draw:layer="layout" svg:x1="14.864cm" svg:y1="3.179cm" svg:x2="15.092cm" svg:y2="3.065cm">
            <text:p/>
          </draw:line>
          <draw:line draw:style-name="gr10" draw:text-style-name="P5" draw:layer="layout" svg:x1="14.864cm" svg:y1="3.179cm" svg:x2="14.635cm" svg:y2="3.065cm">
            <text:p/>
          </draw:line>
          <draw:line draw:style-name="gr10" draw:text-style-name="P5" draw:layer="layout" svg:x1="14.864cm" svg:y1="3.407cm" svg:x2="14.635cm" svg:y2="3.636cm">
            <text:p/>
          </draw:line>
          <draw:line draw:style-name="gr10" draw:text-style-name="P5" draw:layer="layout" svg:x1="14.864cm" svg:y1="3.407cm" svg:x2="15.092cm" svg:y2="3.636cm">
            <text:p/>
          </draw:line>
        </draw:g>
        <draw:g>
          <draw:circle draw:style-name="gr14" draw:text-style-name="P10" draw:layer="layout" svg:width="0.046cm" svg:height="0.046cm" svg:x="11.927cm" svg:y="2.497cm">
            <text:p/>
          </draw:circle>
          <draw:circle draw:style-name="gr14" draw:text-style-name="P10" draw:layer="layout" svg:width="0.046cm" svg:height="0.046cm" svg:x="11.866cm" svg:y="2.558cm">
            <text:p/>
          </draw:circle>
          <draw:rect draw:style-name="gr13" draw:text-style-name="P9" draw:layer="layout" svg:width="0.2cm" svg:height="0.2cm" svg:x="11.835cm" svg:y="2.435cm">
            <text:p/>
          </draw:rect>
        </draw:g>
        <draw:g>
          <draw:circle draw:style-name="gr14" draw:text-style-name="P10" draw:layer="layout" svg:width="0.1cm" svg:height="0.1cm" svg:x="3.185cm" svg:y="14.866cm">
            <text:p/>
          </draw:circle>
          <draw:circle draw:style-name="gr14" draw:text-style-name="P10" draw:layer="layout" svg:width="0.1cm" svg:height="0.1cm" svg:x="3.385cm" svg:y="14.866cm">
            <text:p/>
          </draw:circle>
          <draw:circle draw:style-name="gr14" draw:text-style-name="P10" draw:layer="layout" svg:width="0.1cm" svg:height="0.1cm" svg:x="3.585cm" svg:y="14.866cm">
            <text:p/>
          </draw:circle>
          <draw:rect draw:style-name="gr13" draw:text-style-name="P9" draw:layer="layout" svg:width="1.2cm" svg:height="0.4cm" svg:x="2.835cm" svg:y="14.716cm">
            <text:p/>
          </draw:rect>
        </draw:g>
        <draw:circle draw:style-name="gr15" draw:text-style-name="P11" draw:layer="layout" svg:width="0.4cm" svg:height="0.4cm" svg:x="4.435cm" svg:y="2.835cm">
          <text:p text:style-name="P2"><text:span text:style-name="T4">O</text:span></text:p>
        </draw:circle>
        <draw:circle draw:style-name="gr16" draw:text-style-name="P11" draw:layer="layout" svg:width="0.4cm" svg:height="0.4cm" svg:x="10.635cm" svg:y="4.235cm">
          <text:p/>
        </draw:circle>
        <draw:circle draw:style-name="gr16" draw:text-style-name="P11" draw:layer="layout" svg:width="0.4cm" svg:height="0.4cm" svg:x="14.635cm" svg:y="4.235cm">
          <text:p/>
        </draw:circle>
        <draw:circle draw:style-name="gr16" draw:text-style-name="P11" draw:layer="layout" svg:width="0.4cm" svg:height="0.4cm" svg:x="12.635cm" svg:y="5.635cm">
          <text:p/>
        </draw:circle>
        <draw:circle draw:style-name="gr15" draw:text-style-name="P11" draw:layer="layout" svg:width="0.4cm" svg:height="0.4cm" svg:x="4.835cm" svg:y="2.835cm">
          <text:p text:style-name="P2"><text:span text:style-name="T4">R</text:span></text:p>
        </draw:circle>
        <draw:g draw:style-name="gr5">
          <draw:line draw:style-name="gr17" draw:text-style-name="P5" draw:layer="layout" svg:x1="5.235cm" svg:y1="4.035cm" svg:x2="5.235cm" svg:y2="3.635cm">
            <text:p/>
          </draw:line>
          <draw:circle draw:style-name="gr16" draw:text-style-name="P11" draw:layer="layout" svg:width="0.4cm" svg:height="0.4cm" svg:x="4.635cm" svg:y="3.635cm">
            <text:p/>
          </draw:circle>
          <draw:rect draw:style-name="gr13" draw:text-style-name="P9" draw:layer="layout" svg:width="1.2cm" svg:height="0.4cm" svg:x="4.235cm" svg:y="3.635cm">
            <text:p/>
          </draw:rect>
        </draw:g>
        <draw:circle draw:style-name="gr16" draw:text-style-name="P11" draw:layer="layout" svg:width="0.4cm" svg:height="0.4cm" svg:x="4.635cm" svg:y="2.035cm">
          <text:p/>
        </draw:circle>
        <draw:connector draw:style-name="gr18" draw:text-style-name="P5" draw:layer="layout" draw:type="line" svg:x1="1.235cm" svg:y1="8.435cm" svg:x2="0.635cm" svg:y2="8.435cm" svg:d="M1235 8435h-600" svg:viewBox="0 0 601 1">
          <text:p/>
        </draw:connector>
        <draw:connector draw:style-name="gr18" draw:text-style-name="P5" draw:layer="layout" draw:type="line" svg:x1="2.435cm" svg:y1="8.435cm" svg:x2="1.635cm" svg:y2="8.435cm" svg:d="M2435 8435h-800" svg:viewBox="0 0 801 1">
          <text:p/>
        </draw:connector>
        <draw:g>
          <draw:glue-point draw:id="4" svg:x="-2.5cm" svg:y="3cm"/>
          <draw:glue-point draw:id="5" svg:x="2.5cm" svg:y="3cm"/>
          <draw:circle draw:style-name="gr16" draw:text-style-name="P11" draw:layer="layout" svg:width="0.4cm" svg:height="0.4cm" svg:x="1.235cm" svg:y="8.235cm">
            <text:p/>
          </draw:circle>
          <draw:g>
            <draw:polygon draw:style-name="gr19" draw:text-style-name="P10" draw:layer="layout" svg:width="0.124cm" svg:height="0.177cm" svg:x="1.635cm" svg:y="7.946cm" svg:viewBox="0 0 125 178" draw:points="0,0 0,178 125,89">
              <text:p/>
            </draw:polygon>
            <draw:frame draw:style-name="gr20" draw:text-style-name="P3" draw:layer="layout" svg:width="0.8cm" svg:height="0.8cm" svg:x="1.035cm" svg:y="7.635cm">
              <draw:text-box>
                <text:p text:style-name="P2"><text:span text:style-name="T1"><text:s/></text:span><text:span text:style-name="T1">R</text:span></text:p>
              </draw:text-box>
            </draw:frame>
          </draw:g>
        </draw:g>
        <draw:circle draw:style-name="gr21" draw:text-style-name="P11" draw:layer="layout" svg:width="0.4cm" svg:height="0.4cm" svg:x="1.235cm" svg:y="10.835cm">
          <text:p/>
        </draw:circle>
        <draw:connector draw:style-name="gr18" draw:text-style-name="P5" draw:layer="layout" draw:type="line" svg:x1="1.235cm" svg:y1="11.035cm" svg:x2="0.635cm" svg:y2="11.034cm" svg:d="M1235 11035l-600-1" svg:viewBox="0 0 601 2">
          <text:p/>
        </draw:connector>
        <draw:connector draw:style-name="gr18" draw:text-style-name="P5" draw:layer="layout" draw:type="line" svg:x1="2.235cm" svg:y1="11.035cm" svg:x2="1.635cm" svg:y2="11.035cm" svg:d="M2235 11035h-600" svg:viewBox="0 0 601 1">
          <text:p/>
        </draw:connector>
        <draw:circle draw:style-name="gr22" draw:text-style-name="P12" draw:layer="layout" svg:width="0.4cm" svg:height="0.4cm" svg:x="1.835cm" svg:y="13.235cm">
          <text:p text:style-name="P2"><text:span text:style-name="T4">O</text:span></text:p>
        </draw:circle>
        <draw:connector draw:style-name="gr23" draw:text-style-name="P13" draw:layer="layout" draw:type="line" svg:x1="0.635cm" svg:y1="13.834cm" svg:x2="1.835cm" svg:y2="13.835cm" svg:d="M635 13834l1200 1" svg:viewBox="0 0 1201 2">
          <text:p/>
        </draw:connector>
        <draw:connector draw:style-name="gr23" draw:text-style-name="P13" draw:layer="layout" draw:type="line" svg:x1="2.235cm" svg:y1="13.835cm" svg:x2="3.435cm" svg:y2="13.834cm" svg:d="M2235 13835l1200-1" svg:viewBox="0 0 1201 2">
          <text:p/>
        </draw:connector>
        <draw:circle draw:style-name="gr22" draw:text-style-name="P12" draw:layer="layout" svg:width="0.4cm" svg:height="0.4cm" svg:x="1.835cm" svg:y="13.635cm">
          <text:p text:style-name="P2"><text:span text:style-name="T4">R</text:span></text:p>
        </draw:circle>
        <draw:connector draw:style-name="gr23" draw:text-style-name="P13" draw:layer="layout" draw:type="line" svg:x1="1.835cm" svg:y1="13.435cm" svg:x2="0.635cm" svg:y2="13.434cm" svg:d="M1835 13435l-1200-1" svg:viewBox="0 0 1201 2">
          <text:p/>
        </draw:connector>
        <draw:connector draw:style-name="gr23" draw:text-style-name="P13" draw:layer="layout" draw:type="line" svg:x1="3.435cm" svg:y1="13.434cm" svg:x2="2.235cm" svg:y2="13.435cm" svg:d="M3435 13434l-1200 1" svg:viewBox="0 0 1201 2">
          <text:p/>
        </draw:connector>
        <draw:connector draw:style-name="gr23" draw:text-style-name="P13" draw:layer="layout" draw:type="line" svg:x1="11.835cm" svg:y1="5.835cm" svg:x2="12.635cm" svg:y2="5.835cm" svg:d="M11835 5835h800" svg:viewBox="0 0 801 1">
          <text:p/>
        </draw:connector>
        <draw:connector draw:style-name="gr23" draw:text-style-name="P13" draw:layer="layout" draw:type="line" svg:x1="13.035cm" svg:y1="5.835cm" svg:x2="13.835cm" svg:y2="5.835cm" svg:d="M13035 5835h800" svg:viewBox="0 0 801 1">
          <text:p/>
        </draw:connector>
        <draw:circle draw:style-name="gr21" draw:text-style-name="P11" draw:layer="layout" svg:width="0.4cm" svg:height="0.4cm" svg:x="1.435cm" svg:y="12.035cm">
          <text:p/>
        </draw:circle>
        <draw:connector draw:style-name="gr23" draw:text-style-name="P13" draw:layer="layout" draw:type="line" svg:x1="0.635cm" svg:y1="12.235cm" svg:x2="1.435cm" svg:y2="12.235cm" svg:d="M635 12235h800" svg:viewBox="0 0 801 1">
          <text:p/>
        </draw:connector>
        <draw:connector draw:style-name="gr23" draw:text-style-name="P13" draw:layer="layout" draw:type="line" svg:x1="1.835cm" svg:y1="12.235cm" svg:x2="2.635cm" svg:y2="12.235cm" svg:d="M1835 12235h800" svg:viewBox="0 0 801 1">
          <text:p/>
        </draw:connector>
        <draw:connector draw:style-name="gr18" draw:text-style-name="P5" draw:layer="layout" draw:type="line" svg:x1="10.835cm" svg:y1="3.835cm" svg:x2="10.835cm" svg:y2="4.235cm" svg:d="M10835 3835v400" svg:viewBox="0 0 1 401">
          <text:p/>
        </draw:connector>
        <draw:connector draw:style-name="gr18" draw:text-style-name="P5" draw:layer="layout" draw:type="line" svg:x1="10.835cm" svg:y1="4.635cm" svg:x2="10.835cm" svg:y2="5.035cm" svg:d="M10835 4635v400" svg:viewBox="0 0 1 401">
          <text:p/>
        </draw:connector>
        <draw:connector draw:style-name="gr18" draw:text-style-name="P5" draw:layer="layout" draw:type="line" svg:x1="14.835cm" svg:y1="3.835cm" svg:x2="14.835cm" svg:y2="4.235cm" svg:d="M14835 3835v400" svg:viewBox="0 0 1 401">
          <text:p/>
        </draw:connector>
        <draw:connector draw:style-name="gr18" draw:text-style-name="P5" draw:layer="layout" draw:type="line" svg:x1="14.835cm" svg:y1="4.635cm" svg:x2="14.835cm" svg:y2="5.035cm" svg:d="M14835 4635v400" svg:viewBox="0 0 1 401">
          <text:p/>
        </draw:connector>
        <draw:circle draw:style-name="gr21" draw:text-style-name="P11" draw:layer="layout" svg:width="0.4cm" svg:height="0.4cm" svg:x="4.035cm" svg:y="6.035cm">
          <text:p/>
        </draw:circle>
        <draw:connector draw:style-name="gr18" draw:text-style-name="P5" draw:layer="layout" draw:type="line" svg:x1="4.235cm" svg:y1="5.635cm" svg:x2="4.235cm" svg:y2="6.035cm" svg:d="M4235 5635v400" svg:viewBox="0 0 1 401">
          <text:p/>
        </draw:connector>
        <draw:connector draw:style-name="gr18" draw:text-style-name="P5" draw:layer="layout" draw:type="line" svg:x1="4.235cm" svg:y1="6.435cm" svg:x2="4.235cm" svg:y2="6.835cm" svg:d="M4235 6435v400" svg:viewBox="0 0 1 401">
          <text:p/>
        </draw:connector>
        <draw:g>
          <draw:glue-point draw:id="4" svg:x="3cm" svg:y="-2.5cm"/>
          <draw:glue-point draw:id="5" svg:x="3cm" svg:y="2.5cm"/>
          <draw:circle draw:style-name="gr16" draw:text-style-name="P11" draw:layer="layout" svg:width="0.4cm" svg:height="0.4cm" svg:x="1.235cm" svg:y="6.035cm">
            <text:p/>
          </draw:circle>
          <draw:g>
            <draw:polygon draw:style-name="gr19" draw:text-style-name="P10" draw:layer="layout" svg:width="0.124cm" svg:height="0.177cm" draw:transform="rotate (-1.5707963267949) translate (1.151cm 6.43cm)" svg:viewBox="0 0 125 178" draw:points="0,0 0,178 125,89">
              <text:p/>
            </draw:polygon>
            <draw:frame draw:style-name="gr20" draw:text-style-name="P3" draw:layer="layout" svg:width="0.8cm" svg:height="0.8cm" svg:x="0.635cm" svg:y="5.835cm">
              <draw:text-box>
                <text:p text:style-name="P2"><text:span text:style-name="T1"><text:s/></text:span><text:span text:style-name="T1">R</text:span></text:p>
              </draw:text-box>
            </draw:frame>
          </draw:g>
        </draw:g>
        <draw:connector draw:style-name="gr18" draw:text-style-name="P5" draw:layer="layout" draw:type="line" svg:x1="1.435cm" svg:y1="5.435cm" svg:x2="1.435cm" svg:y2="6.035cm" svg:d="M1435 5435v600" svg:viewBox="0 0 1 601">
          <text:p/>
        </draw:connector>
        <draw:connector draw:style-name="gr18" draw:text-style-name="P5" draw:layer="layout" draw:type="line" svg:x1="1.435cm" svg:y1="6.435cm" svg:x2="1.435cm" svg:y2="7.035cm" svg:d="M1435 6435v600" svg:viewBox="0 0 1 601">
          <text:p/>
        </draw:connector>
        <draw:g>
          <draw:glue-point draw:id="4" svg:x="-3cm" svg:y="-2.5cm"/>
          <draw:glue-point draw:id="5" svg:x="-3cm" svg:y="2.5cm"/>
          <draw:circle draw:style-name="gr16" draw:text-style-name="P11" draw:layer="layout" svg:width="0.4cm" svg:height="0.4cm" svg:x="2.435cm" svg:y="6.035cm">
            <text:p/>
          </draw:circle>
          <draw:g>
            <draw:polygon draw:style-name="gr19" draw:text-style-name="P10" draw:layer="layout" svg:width="0.124cm" svg:height="0.177cm" draw:transform="rotate (-1.5707963267949) translate (3.151cm 5.91cm)" svg:viewBox="0 0 125 178" draw:points="125,0 125,178 0,89">
              <text:p/>
            </draw:polygon>
            <draw:frame draw:style-name="gr20" draw:text-style-name="P3" draw:layer="layout" svg:width="0.8cm" svg:height="0.8cm" svg:x="2.635cm" svg:y="5.835cm">
              <draw:text-box>
                <text:p text:style-name="P2"><text:span text:style-name="T1"><text:s/></text:span><text:span text:style-name="T1">R</text:span></text:p>
              </draw:text-box>
            </draw:frame>
          </draw:g>
        </draw:g>
        <draw:connector draw:style-name="gr18" draw:text-style-name="P5" draw:layer="layout" draw:type="line" svg:x1="2.635cm" svg:y1="5.435cm" svg:x2="2.635cm" svg:y2="6.035cm" svg:d="M2635 5435v600" svg:viewBox="0 0 1 601">
          <text:p/>
        </draw:connector>
        <draw:connector draw:style-name="gr18" draw:text-style-name="P5" draw:layer="layout" draw:type="line" svg:x1="2.635cm" svg:y1="6.435cm" svg:x2="2.635cm" svg:y2="7.035cm" svg:d="M2635 6435v600" svg:viewBox="0 0 1 601">
          <text:p/>
        </draw:connector>
        <draw:connector draw:style-name="gr18" draw:text-style-name="P5" draw:layer="layout" draw:type="line" svg:x1="1.235cm" svg:y1="9.835cm" svg:x2="0.635cm" svg:y2="9.835cm" svg:d="M1235 9835h-600" svg:viewBox="0 0 601 1">
          <text:p/>
        </draw:connector>
        <draw:connector draw:style-name="gr18" draw:text-style-name="P5" draw:layer="layout" draw:type="line" svg:x1="2.435cm" svg:y1="9.835cm" svg:x2="1.635cm" svg:y2="9.835cm" svg:d="M2435 9835h-800" svg:viewBox="0 0 801 1">
          <text:p/>
        </draw:connector>
        <draw:g draw:style-name="gr5">
          <draw:glue-point draw:id="4" svg:x="-2.5cm" svg:y="3cm"/>
          <draw:glue-point draw:id="5" svg:x="2.5cm" svg:y="3cm"/>
          <draw:circle draw:style-name="gr16" draw:text-style-name="P11" draw:layer="layout" svg:width="0.4cm" svg:height="0.4cm" svg:x="1.235cm" svg:y="9.635cm">
            <text:p/>
          </draw:circle>
          <draw:g>
            <draw:polygon draw:style-name="gr19" draw:text-style-name="P10" draw:layer="layout" svg:width="0.124cm" svg:height="0.177cm" svg:x="1.152cm" svg:y="9.346cm" svg:viewBox="0 0 125 178" draw:points="125,0 125,178 0,89">
              <text:p/>
            </draw:polygon>
            <draw:frame draw:style-name="gr20" draw:text-style-name="P3" draw:layer="layout" svg:width="0.8cm" svg:height="0.8cm" svg:x="1.035cm" svg:y="9.035cm">
              <draw:text-box>
                <text:p text:style-name="P2"><text:span text:style-name="T1"><text:s/></text:span><text:span text:style-name="T1">R</text:span></text:p>
              </draw:text-box>
            </draw:frame>
          </draw:g>
        </draw:g>
        <draw:g>
          <draw:g>
            <draw:circle draw:style-name="gr14" draw:text-style-name="P10" draw:layer="layout" svg:width="0.046cm" svg:height="0.046cm" svg:x="0.912cm" svg:y="15.039cm">
              <text:p/>
            </draw:circle>
            <draw:circle draw:style-name="gr14" draw:text-style-name="P10" draw:layer="layout" svg:width="0.046cm" svg:height="0.046cm" svg:x="0.912cm" svg:y="14.947cm">
              <text:p/>
            </draw:circle>
            <draw:rect draw:style-name="gr13" draw:text-style-name="P9" draw:layer="layout" svg:width="0.2cm" svg:height="0.2cm" svg:x="0.835cm" svg:y="14.916cm">
              <text:p/>
            </draw:rect>
          </draw:g>
          <draw:rect draw:style-name="gr13" draw:text-style-name="P9" draw:layer="layout" svg:width="0.6cm" svg:height="0.6cm" svg:x="0.635cm" svg:y="14.716cm">
            <text:p/>
          </draw:rect>
        </draw:g>
        <draw:g>
          <draw:g>
            <draw:circle draw:style-name="gr14" draw:text-style-name="P10" draw:layer="layout" svg:width="0.046cm" svg:height="0.046cm" svg:x="1.758cm" svg:y="14.993cm">
              <text:p/>
            </draw:circle>
            <draw:circle draw:style-name="gr14" draw:text-style-name="P10" draw:layer="layout" svg:width="0.046cm" svg:height="0.046cm" svg:x="1.666cm" svg:y="14.993cm">
              <text:p/>
            </draw:circle>
            <draw:rect draw:style-name="gr13" draw:text-style-name="P9" draw:layer="layout" svg:width="0.2cm" svg:height="0.2cm" svg:x="1.635cm" svg:y="14.916cm">
              <text:p/>
            </draw:rect>
          </draw:g>
          <draw:rect draw:style-name="gr13" draw:text-style-name="P9" draw:layer="layout" svg:width="0.6cm" svg:height="0.6cm" svg:x="1.435cm" svg:y="14.716cm">
            <text:p/>
          </draw:rect>
        </draw:g>
        <draw:g>
          <draw:g>
            <draw:circle draw:style-name="gr14" draw:text-style-name="P10" draw:layer="layout" svg:width="0.046cm" svg:height="0.046cm" svg:x="2.527cm" svg:y="14.978cm">
              <text:p/>
            </draw:circle>
            <draw:circle draw:style-name="gr14" draw:text-style-name="P10" draw:layer="layout" svg:width="0.046cm" svg:height="0.046cm" svg:x="2.466cm" svg:y="15.039cm">
              <text:p/>
            </draw:circle>
            <draw:rect draw:style-name="gr13" draw:text-style-name="P9" draw:layer="layout" svg:width="0.2cm" svg:height="0.2cm" svg:x="2.435cm" svg:y="14.916cm">
              <text:p/>
            </draw:rect>
          </draw:g>
          <draw:rect draw:style-name="gr13" draw:text-style-name="P9" draw:layer="layout" svg:width="0.6cm" svg:height="0.6cm" svg:x="2.235cm" svg:y="14.716cm">
            <text:p/>
          </draw:rect>
        </draw:g>
        <draw:frame draw:style-name="gr24" draw:text-style-name="P1" draw:layer="layout" svg:width="2cm" svg:height="1.6cm" svg:x="13.835cm" svg:y="5.035cm">
          <draw:text-box>
            <text:p text:style-name="P14"><text:span text:style-name="T5">Agent</text:span></text:p>
          </draw:text-box>
        </draw:frame>
        <draw:frame draw:style-name="gr24" draw:text-style-name="P1" draw:layer="layout" svg:width="2cm" svg:height="1.6cm" svg:x="9.835cm" svg:y="5.035cm">
          <draw:text-box>
            <text:p text:style-name="P14"><text:span text:style-name="T5">Agent</text:span></text:p>
          </draw:text-box>
        </draw:frame>
        <draw:frame draw:style-name="gr25" draw:text-style-name="P1" draw:layer="layout" svg:width="2cm" svg:height="1.2cm" svg:x="1.035cm" svg:y="1.835cm">
          <draw:text-box>
            <text:p text:style-name="P14"><text:span text:style-name="T5">Agent</text:span></text:p>
          </draw:text-box>
        </draw:frame>
        <draw:frame draw:style-name="gr25" draw:text-style-name="P1" draw:layer="layout" svg:width="2cm" svg:height="1.2cm" svg:x="1.035cm" svg:y="3.435cm">
          <draw:text-box draw:corner-radius="0.6cm">
            <text:p text:style-name="P14"><text:span text:style-name="T5">Storage</text:span></text:p>
          </draw:text-box>
        </draw:frame>
        <draw:frame draw:style-name="gr24" draw:text-style-name="P1" draw:layer="layout" svg:width="6cm" svg:height="1.6cm" svg:x="9.835cm" svg:y="7.835cm">
          <draw:text-box draw:corner-radius="0.8cm">
            <text:p text:style-name="P14"><text:span text:style-name="T5">Storage</text:span></text:p>
          </draw:text-box>
        </draw:frame>
        <draw:frame draw:style-name="gr26" draw:text-style-name="P15" draw:layer="layout" svg:width="0.8cm" svg:height="0.8cm" svg:x="0.635cm" svg:y="0.635cm">
          <draw:text-box>
            <text:p text:style-name="P14"><text:span text:style-name="T5">A</text:span></text:p>
          </draw:text-box>
        </draw:frame>
        <draw:frame draw:style-name="gr27" draw:text-style-name="P16" draw:layer="layout" svg:width="0.8cm" svg:height="0.8cm" svg:x="1.835cm" svg:y="0.635cm">
          <draw:text-box>
            <text:p text:style-name="P14"><text:span text:style-name="T5">A</text:span></text:p>
          </draw:text-box>
        </draw:frame>
        <draw:frame draw:style-name="gr28" draw:text-style-name="P17" draw:layer="layout" svg:width="0.8cm" svg:height="0.8cm" svg:x="3.035cm" svg:y="0.635cm">
          <draw:text-box>
            <text:p text:style-name="P14"><text:span text:style-name="T5">A</text:span></text:p>
          </draw:text-box>
        </draw:frame>
        <draw:frame draw:style-name="gr29" draw:text-style-name="P18" draw:layer="layout" svg:width="0.8cm" svg:height="0.8cm" svg:x="4.235cm" svg:y="0.635cm">
          <draw:text-box>
            <text:p text:style-name="P14"><text:span text:style-name="T5">A</text:span></text:p>
          </draw:text-box>
        </draw:frame>
        <draw:frame draw:style-name="gr30" draw:text-style-name="P19" draw:layer="layout" svg:width="0.8cm" svg:height="0.8cm" svg:x="5.435cm" svg:y="0.635cm">
          <draw:text-box>
            <text:p text:style-name="P14"><text:span text:style-name="T5">A</text:span></text:p>
          </draw:text-box>
        </draw:frame>
      </draw:page>
      <draw:page draw:name="page2" draw:style-name="dp1" draw:master-page-name="FMC-Blockdiagram.new">
        <draw:frame draw:style-name="gr31" draw:text-style-name="P15" draw:layer="layout" svg:width="15.2cm" svg:height="15.7cm" svg:x="8.235cm" svg:y="1.135cm">
          <draw:text-box>
            <text:p/>
          </draw:text-box>
        </draw:frame>
        <draw:frame draw:style-name="gr24" draw:text-style-name="P1" xml:id="id1" draw:id="id1" draw:layer="layout" svg:width="15.2cm" svg:height="1.6cm" svg:x="8.235cm" svg:y="18.403cm">
          <draw:text-box>
            <text:p text:style-name="P14"><text:span text:style-name="T6">Mobile broadband modem</text:span></text:p>
          </draw:text-box>
        </draw:frame>
        <draw:frame draw:style-name="gr32" draw:text-style-name="P20" draw:layer="layout" svg:width="6.047cm" svg:height="1.255cm" svg:x="8.456cm" svg:y="1.535cm">
          <draw:text-box>
            <text:p><text:span text:style-name="T7">Raspberry Pi 3 - Ubuntu</text:span></text:p>
          </draw:text-box>
        </draw:frame>
        <draw:frame draw:style-name="gr33" draw:text-style-name="P19" xml:id="id4" draw:id="id4" draw:layer="layout" svg:width="5.9cm" svg:height="4.253cm" svg:x="16.535cm" svg:y="12.009cm">
          <draw:text-box>
            <text:p text:style-name="P14"><text:span text:style-name="T5">Gammu-smsd delivery monitor</text:span></text:p>
          </draw:text-box>
        </draw:frame>
        <draw:g xml:id="id7" draw:id="id7">
          <draw:frame draw:style-name="gr34" draw:text-style-name="P16" draw:layer="layout" svg:width="6.2cm" svg:height="4.4cm" svg:x="9.335cm" svg:y="11.935cm">
            <draw:text-box>
              <text:p/>
            </draw:text-box>
          </draw:frame>
          <draw:frame draw:style-name="gr35" draw:text-style-name="P8" draw:layer="layout" svg:width="3.266cm" svg:height="0.395cm" svg:x="9.656cm" svg:y="12.14cm">
            <draw:text-box>
              <text:p><text:span text:style-name="T5">Gammu-smsd</text:span></text:p>
            </draw:text-box>
          </draw:frame>
          <draw:frame draw:style-name="gr36" draw:text-style-name="P1" draw:layer="layout" svg:width="5.02cm" svg:height="2.1cm" svg:x="10.025cm" svg:y="13.535cm">
            <draw:text-box draw:corner-radius="0.6cm">
              <text:p text:style-name="P14"><text:span text:style-name="T5">/var/spool/gammu</text:span></text:p>
            </draw:text-box>
          </draw:frame>
        </draw:g>
        <draw:g>
          <draw:frame draw:style-name="gr34" draw:text-style-name="P16" xml:id="id2" draw:id="id2" draw:layer="layout" svg:width="13.1cm" svg:height="4.4cm" svg:x="9.335cm" svg:y="6.235cm">
            <draw:text-box>
              <text:p/>
            </draw:text-box>
          </draw:frame>
          <draw:frame draw:style-name="gr37" draw:text-style-name="P21" draw:layer="layout" svg:width="4.44cm" svg:height="1.183cm" svg:x="9.959cm" svg:y="6.635cm">
            <draw:text-box>
              <text:p><text:span text:style-name="T8">RaspiSMS</text:span></text:p>
            </draw:text-box>
          </draw:frame>
          <draw:frame draw:style-name="gr38" draw:text-style-name="P1" draw:layer="layout" svg:width="10.916cm" svg:height="1.8cm" svg:x="10.271cm" svg:y="7.835cm">
            <draw:text-box draw:corner-radius="0.6cm">
              <text:p text:style-name="P14"><text:span text:style-name="T5">/var/www/html/RaspiSMS</text:span></text:p>
            </draw:text-box>
          </draw:frame>
        </draw:g>
        <draw:g>
          <draw:path draw:style-name="gr12" draw:text-style-name="P9" draw:layer="layout" svg:width="0.149cm" svg:height="1.999cm" svg:x="12.185cm" svg:y="16.335cm" svg:viewBox="0 0 150 2000" svg:d="M150 0c-200 667-200 1333 0 2000">
            <text:p/>
          </draw:path>
          <draw:path draw:style-name="gr12" draw:text-style-name="P9" draw:layer="layout" svg:width="0.149cm" svg:height="1.999cm" svg:x="12.735cm" svg:y="16.335cm" svg:viewBox="0 0 150 2000" svg:d="M0 2000c200-667 200-1333 0-2000">
            <text:p/>
          </draw:path>
          <draw:rect draw:style-name="gr13" draw:text-style-name="P9" draw:layer="layout" svg:width="1.2cm" svg:height="2cm" svg:x="11.935cm" svg:y="16.335cm">
            <text:p/>
          </draw:rect>
        </draw:g>
        <draw:frame draw:style-name="gr39" draw:text-style-name="P22" draw:layer="layout" svg:width="1.601cm" svg:height="0.319cm" svg:x="4.234cm" svg:y="18.616cm">
          <draw:text-box>
            <text:p text:style-name="P5"><text:span text:style-name="T9">Send SMS</text:span></text:p>
          </draw:text-box>
        </draw:frame>
        <draw:connector draw:style-name="gr23" draw:text-style-name="P13" draw:layer="layout" draw:type="line" svg:x1="2.035cm" svg:y1="19.203cm" svg:x2="8.235cm" svg:y2="19.203cm" draw:end-shape="id1" draw:end-glue-point="3" svg:d="M2035 19203h6200" svg:viewBox="0 0 6201 1">
          <text:p/>
        </draw:connector>
        <draw:g>
          <draw:frame draw:style-name="gr40" draw:text-style-name="P22" draw:layer="layout" svg:width="1.959cm" svg:height="0.319cm" svg:x="4.363cm" svg:y="8.122cm">
            <draw:text-box>
              <text:p text:style-name="P5"><text:span text:style-name="T9">Write SMS</text:span></text:p>
            </draw:text-box>
          </draw:frame>
          <draw:connector draw:style-name="gr23" draw:text-style-name="P13" draw:layer="layout" draw:type="line" svg:x1="1.935cm" svg:y1="8.748cm" svg:x2="9.335cm" svg:y2="8.741cm" svg:d="M1935 8748l7400-7" svg:viewBox="0 0 7401 8">
            <text:p/>
          </draw:connector>
        </draw:g>
        <draw:g>
          <draw:ellipse draw:style-name="gr9" draw:text-style-name="P8" draw:layer="layout" svg:width="0.37cm" svg:height="0.32cm" svg:x="0.765cm" svg:y="7.875cm">
            <text:p/>
          </draw:ellipse>
          <draw:line draw:style-name="gr10" draw:text-style-name="P5" draw:layer="layout" svg:x1="0.951cm" svg:y1="8.195cm" svg:x2="0.951cm" svg:y2="8.674cm">
            <text:p/>
          </draw:line>
          <draw:line draw:style-name="gr10" draw:text-style-name="P5" draw:layer="layout" svg:x1="0.951cm" svg:y1="8.354cm" svg:x2="1.32cm" svg:y2="8.195cm">
            <text:p/>
          </draw:line>
          <draw:line draw:style-name="gr10" draw:text-style-name="P5" draw:layer="layout" svg:x1="0.951cm" svg:y1="8.354cm" svg:x2="0.58cm" svg:y2="8.195cm">
            <text:p/>
          </draw:line>
          <draw:line draw:style-name="gr10" draw:text-style-name="P5" draw:layer="layout" svg:x1="0.951cm" svg:y1="8.675cm" svg:x2="0.58cm" svg:y2="8.995cm">
            <text:p/>
          </draw:line>
          <draw:line draw:style-name="gr10" draw:text-style-name="P5" draw:layer="layout" svg:x1="0.951cm" svg:y1="8.675cm" svg:x2="1.32cm" svg:y2="8.995cm">
            <text:p/>
          </draw:line>
        </draw:g>
        <draw:frame draw:style-name="gr41" draw:text-style-name="P22" draw:layer="layout" svg:width="2.2cm" svg:height="0.337cm" svg:x="-0.065cm" svg:y="9.435cm">
          <draw:text-box>
            <text:p text:style-name="P5"><text:span text:style-name="T9">RaspiSMS user</text:span></text:p>
          </draw:text-box>
        </draw:frame>
        <draw:frame draw:style-name="gr42" draw:text-style-name="P16" xml:id="id3" draw:id="id3" draw:layer="layout" svg:width="13.1cm" svg:height="1.6cm" svg:x="9.335cm" svg:y="2.935cm">
          <draw:text-box>
            <text:p text:style-name="P14"><text:span text:style-name="T5">SSMTP</text:span></text:p>
          </draw:text-box>
        </draw:frame>
        <draw:connector draw:style-name="gr23" draw:text-style-name="P13" draw:layer="layout" draw:type="line" svg:x1="15.885cm" svg:y1="6.235cm" svg:x2="15.885cm" svg:y2="4.535cm" draw:start-shape="id2" draw:start-glue-point="0" draw:end-shape="id3" draw:end-glue-point="2" svg:d="M15885 6235v-1700" svg:viewBox="0 0 1 1701">
          <text:p/>
        </draw:connector>
        <draw:frame draw:style-name="gr43" draw:text-style-name="P22" draw:layer="layout" svg:width="3.025cm" svg:height="0.319cm" svg:x="16.235cm" svg:y="5.216cm">
          <draw:text-box>
            <text:p text:style-name="P5"><text:span text:style-name="T9">Custom sms2mail script</text:span></text:p>
          </draw:text-box>
        </draw:frame>
        <draw:connector draw:style-name="gr23" draw:text-style-name="P13" draw:layer="layout" draw:type="line" svg:x1="19.485cm" svg:y1="16.262cm" svg:x2="19.464cm" svg:y2="18.335cm" draw:start-shape="id4" draw:start-glue-point="2" svg:d="M19485 16262l-21 2073" svg:viewBox="0 0 22 2074">
          <text:p/>
        </draw:connector>
        <draw:frame draw:style-name="gr44" draw:text-style-name="P22" draw:layer="layout" svg:width="1.755cm" svg:height="0.319cm" svg:x="19.835cm" svg:y="17.135cm">
          <draw:text-box>
            <text:p text:style-name="P5"><text:span text:style-name="T9">Reset</text:span></text:p>
          </draw:text-box>
        </draw:frame>
        <draw:g>
          <draw:path draw:style-name="gr12" draw:text-style-name="P9" draw:layer="layout" svg:width="0.149cm" svg:height="1.299cm" svg:x="12.385cm" svg:y="10.635cm" svg:viewBox="0 0 150 1300" svg:d="M150 0c-200 433-200 867 0 1300">
            <text:p/>
          </draw:path>
          <draw:path draw:style-name="gr12" draw:text-style-name="P9" draw:layer="layout" svg:width="0.149cm" svg:height="1.299cm" svg:x="12.935cm" svg:y="10.635cm" svg:viewBox="0 0 150 1300" svg:d="M0 1300c200-433 200-867 0-1300">
            <text:p/>
          </draw:path>
          <draw:rect draw:style-name="gr13" draw:text-style-name="P9" draw:layer="layout" svg:width="1.2cm" svg:height="1.3cm" svg:x="12.135cm" svg:y="10.635cm">
            <text:p/>
          </draw:rect>
        </draw:g>
        <draw:frame draw:style-name="gr42" draw:text-style-name="P16" xml:id="id6" draw:id="id6" draw:layer="layout" svg:width="3.1cm" svg:height="1.6cm" svg:x="3.644cm" svg:y="2.935cm">
          <draw:text-box>
            <text:p text:style-name="P14"><text:span text:style-name="T5">MTA/mail service</text:span></text:p>
          </draw:text-box>
        </draw:frame>
        <draw:g>
          <draw:connector draw:style-name="gr18" draw:text-style-name="P5" draw:layer="layout" draw:type="line" svg:x1="7.635cm" svg:y1="3.735cm" svg:x2="6.744cm" svg:y2="3.735cm" draw:start-shape="id5" draw:start-glue-point="4" draw:end-shape="id6" draw:end-glue-point="1" svg:d="M7635 3735h-891" svg:viewBox="0 0 892 1">
            <text:p/>
          </draw:connector>
          <draw:connector draw:style-name="gr18" draw:text-style-name="P5" draw:layer="layout" draw:type="line" svg:x1="9.335cm" svg:y1="3.735cm" svg:x2="8.035cm" svg:y2="3.735cm" draw:end-shape="id5" draw:end-glue-point="5" svg:d="M9335 3735h-1300" svg:viewBox="0 0 1301 1">
            <text:p/>
          </draw:connector>
          <draw:g draw:style-name="gr5" xml:id="id5" draw:id="id5">
            <draw:glue-point draw:id="4" svg:x="-2.5cm" svg:y="3cm"/>
            <draw:glue-point draw:id="5" svg:x="2.5cm" svg:y="3cm"/>
            <draw:circle draw:style-name="gr16" draw:text-style-name="P11" draw:layer="layout" svg:width="0.4cm" svg:height="0.4cm" svg:x="7.635cm" svg:y="3.535cm">
              <text:p/>
            </draw:circle>
            <draw:g>
              <draw:polygon draw:style-name="gr19" draw:text-style-name="P10" draw:layer="layout" svg:width="0.124cm" svg:height="0.177cm" svg:x="7.552cm" svg:y="3.246cm" svg:viewBox="0 0 125 178" draw:points="125,0 125,178 0,89">
                <text:p/>
              </draw:polygon>
              <draw:frame draw:style-name="gr20" draw:text-style-name="P3" draw:layer="layout" svg:width="0.8cm" svg:height="0.8cm" svg:x="7.435cm" svg:y="2.935cm">
                <draw:text-box>
                  <text:p text:style-name="P2"><text:span text:style-name="T1"><text:s/></text:span><text:span text:style-name="T1">R</text:span></text:p>
                </draw:text-box>
              </draw:frame>
            </draw:g>
          </draw:g>
        </draw:g>
        <draw:g>
          <draw:ellipse draw:style-name="gr9" draw:text-style-name="P8" draw:layer="layout" svg:width="0.37cm" svg:height="0.32cm" svg:x="0.765cm" svg:y="3.175cm">
            <text:p/>
          </draw:ellipse>
          <draw:line draw:style-name="gr10" draw:text-style-name="P5" draw:layer="layout" svg:x1="0.951cm" svg:y1="3.495cm" svg:x2="0.951cm" svg:y2="3.974cm">
            <text:p/>
          </draw:line>
          <draw:line draw:style-name="gr10" draw:text-style-name="P5" draw:layer="layout" svg:x1="0.951cm" svg:y1="3.654cm" svg:x2="1.32cm" svg:y2="3.495cm">
            <text:p/>
          </draw:line>
          <draw:line draw:style-name="gr10" draw:text-style-name="P5" draw:layer="layout" svg:x1="0.951cm" svg:y1="3.654cm" svg:x2="0.58cm" svg:y2="3.495cm">
            <text:p/>
          </draw:line>
          <draw:line draw:style-name="gr10" draw:text-style-name="P5" draw:layer="layout" svg:x1="0.951cm" svg:y1="3.975cm" svg:x2="0.58cm" svg:y2="4.295cm">
            <text:p/>
          </draw:line>
          <draw:line draw:style-name="gr10" draw:text-style-name="P5" draw:layer="layout" svg:x1="0.951cm" svg:y1="3.975cm" svg:x2="1.32cm" svg:y2="4.295cm">
            <text:p/>
          </draw:line>
        </draw:g>
        <draw:connector draw:style-name="gr23" draw:text-style-name="P13" draw:layer="layout" draw:type="line" svg:x1="1.94cm" svg:y1="3.735cm" svg:x2="3.644cm" svg:y2="3.735cm" draw:end-shape="id6" draw:end-glue-point="3" svg:d="M1940 3735h1704" svg:viewBox="0 0 1705 1">
          <text:p/>
        </draw:connector>
        <draw:g>
          <draw:ellipse draw:style-name="gr9" draw:text-style-name="P8" draw:layer="layout" svg:width="0.37cm" svg:height="0.32cm" svg:x="0.765cm" svg:y="18.643cm">
            <text:p/>
          </draw:ellipse>
          <draw:line draw:style-name="gr10" draw:text-style-name="P5" draw:layer="layout" svg:x1="0.951cm" svg:y1="18.963cm" svg:x2="0.951cm" svg:y2="19.442cm">
            <text:p/>
          </draw:line>
          <draw:line draw:style-name="gr10" draw:text-style-name="P5" draw:layer="layout" svg:x1="0.951cm" svg:y1="19.122cm" svg:x2="1.32cm" svg:y2="18.963cm">
            <text:p/>
          </draw:line>
          <draw:line draw:style-name="gr10" draw:text-style-name="P5" draw:layer="layout" svg:x1="0.951cm" svg:y1="19.122cm" svg:x2="0.58cm" svg:y2="18.963cm">
            <text:p/>
          </draw:line>
          <draw:line draw:style-name="gr10" draw:text-style-name="P5" draw:layer="layout" svg:x1="0.951cm" svg:y1="19.443cm" svg:x2="0.58cm" svg:y2="19.763cm">
            <text:p/>
          </draw:line>
          <draw:line draw:style-name="gr10" draw:text-style-name="P5" draw:layer="layout" svg:x1="0.951cm" svg:y1="19.443cm" svg:x2="1.32cm" svg:y2="19.763cm">
            <text:p/>
          </draw:line>
        </draw:g>
        <draw:frame draw:style-name="gr45" draw:text-style-name="P22" draw:layer="layout" svg:width="2.2cm" svg:height="0.637cm" svg:x="-0.065cm" svg:y="20.135cm">
          <draw:text-box>
            <text:p text:style-name="P5"><text:span text:style-name="T9">Corporation, </text:span><text:span text:style-name="T9"><text:line-break/></text:span><text:span text:style-name="T9">individuals, etc.</text:span></text:p>
          </draw:text-box>
        </draw:frame>
        <draw:connector draw:style-name="gr23" draw:text-style-name="P13" draw:layer="layout" draw:type="line" svg:x1="16.535cm" svg:y1="14.135cm" svg:x2="15.535cm" svg:y2="14.135cm" draw:start-shape="id4" draw:start-glue-point="3" draw:end-shape="id7" draw:end-glue-point="1" svg:d="M16535 14135h-1000" svg:viewBox="0 0 1001 1">
          <text:p/>
        </draw:connector>
        <draw:frame draw:style-name="gr46" draw:text-style-name="P8" draw:layer="layout" svg:width="4.4cm" svg:height="4.681cm" svg:x="27.135cm" svg:y="6.435cm">
          <draw:text-box>
            <text:p>Copy/paste to inkscape for high quality export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Liberation Sans1" svg:font-family="'Liberation Sans'" style:font-family-generic="roman" style:font-pitch="variable"/>
    <style:font-face style:name="Noto Sans1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Fett" style:font-family-generic="swiss" style:font-pitch="variable"/>
    <style:font-face style:name="Arial1" svg:font-family="Arial" style:font-adornments="Standard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Times New Roman2" svg:font-family="'Times New Roman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Pfeil" svg:viewBox="0 0 20 30" svg:d="M10 0l-10 30h20"/>
    <draw:marker draw:name="SpikesArrowhead" svg:viewBox="0 0 4708 4987" svg:d="M577 4942c-54 25-114 41-177 41-220 0-400-180-400-400 0-63 14-122 40-175l1950-4178c65-137 203-230 362-230s298 94 362 230l1951 4180c28 54 43 113 43 177 0 220-180 400-400 400-67 0-130-17-185-46l-1590-801c-53-26-116-41-181-41-70 0-135 16-192 46z"/>
    <draw:marker draw:name="ak.spk.arrow" svg:viewBox="0 0 4708 4987" svg:d="M577 4942c-54 25-114 41-177 41-220 0-400-180-400-400 0-63 14-122 40-175l1950-4178c65-137 203-230 362-230s298 94 362 230l1951 4180c28 54 43 113 43 177 0 220-180 400-400 400-67 0-130-17-185-46l-1590-801c-53-26-116-41-181-41-70 0-135 16-192 46z"/>
    <draw:stroke-dash draw:name="Ultrafein_20_gestrichelt" draw:display-name="Ultrafein gestrichelt" draw:style="rect" draw:dots1="1" draw:dots1-length="0.051cm" draw:dots2="1" draw:dots2-length="0.051cm" draw:distance="0.051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wrap"/>
      <style:paragraph-properties fo:text-align="center" style:text-autospace="ideograph-alpha" style:punctuation-wrap="simple" style:line-break="strict" style:font-independent-line-spacing="false">
        <style:tab-stops/>
      </style:paragraph-properties>
      <style:text-properties fo:color="#000000" style:font-name="Helvetica" fo:font-size="10pt" fo:language="en" fo:country="US" style:font-name-asian="HG Mincho Light J" style:font-size-asian="24pt" style:language-asian="none" style:country-asian="none" style:font-name-complex="Arial Unicode MS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/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style:text-line-through-type="none" style:font-name="Times New Roman1" fo:font-family="'Times New Roman'" style:font-family-generic="roman" style:font-pitch="variable" fo:font-size="24pt" fo:font-style="normal" fo:text-shadow="none" style:text-underline-style="none" fo:font-weight="normal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Pfeil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Pfeil" draw:marker-start-width="0.2cm" draw:marker-end="Pfeil" draw:marker-end-width="0.2cm" draw:fill="none"/>
      <style:text-properties fo:font-size="12pt"/>
    </style:style>
  </office:styles>
  <office:automatic-styles>
    <style:page-layout style:name="PM0">
      <style:page-layout-properties fo:margin-top="0.635cm" fo:margin-bottom="0.665cm" fo:margin-left="0.635cm" fo:margin-right="0.665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Kommentar" draw:display="screen"/>
    </draw:layer-set>
    <style:master-page style:name="FMC-Blockdiagram.new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generator>LibreOffice/6.3.1.2$Windows_X86_64 LibreOffice_project/b79626edf0065ac373bd1df5c28bd630b4424273</meta:generator>
    <meta:creation-date>2019-07-24T12:52:55.414000000</meta:creation-date>
    <meta:editing-duration>PT4H43M34S</meta:editing-duration>
    <meta:editing-cycles>24</meta:editing-cycles>
    <dc:date>2020-12-06T09:57:09.883000000</dc:date>
    <meta:document-statistic meta:object-count="212"/>
  </office:meta>
</office:document-meta>
</file>